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204cm" fo:margin-left="-1.498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5.503cm"/>
    </style:style>
    <style:style style:name="Table1.C" style:family="table-column">
      <style:table-column-properties style:column-width="9.012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0.201cm"/>
    </style:style>
    <style:style style:name="P1" style:family="paragraph" style:parent-style-name="Table_20_Contents">
      <style:text-properties officeooo:rsid="001e12c5" officeooo:paragraph-rsid="001e12c5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12c5" officeooo:paragraph-rsid="001e12c5" style:font-weight-asian="bold" style:font-weight-complex="bold"/>
    </style:style>
    <style:style style:name="P3" style:family="paragraph" style:parent-style-name="Table_20_Contents">
      <style:text-properties officeooo:rsid="001e7272" officeooo:paragraph-rsid="001e7272"/>
    </style:style>
    <style:style style:name="P4" style:family="paragraph" style:parent-style-name="Table_20_Contents">
      <style:text-properties officeooo:rsid="001ef91f" officeooo:paragraph-rsid="001ef91f"/>
    </style:style>
    <style:style style:name="P5" style:family="paragraph" style:parent-style-name="Table_20_Contents">
      <style:text-properties officeooo:rsid="00205d0a" officeooo:paragraph-rsid="00205d0a"/>
    </style:style>
    <style:style style:name="P6" style:family="paragraph" style:parent-style-name="Table_20_Contents">
      <style:text-properties officeooo:rsid="0022ab47" officeooo:paragraph-rsid="0022ab47"/>
    </style:style>
    <style:style style:name="P7" style:family="paragraph" style:parent-style-name="Table_20_Contents">
      <style:text-properties officeooo:rsid="00239a78" officeooo:paragraph-rsid="00239a78"/>
    </style:style>
    <style:style style:name="P8" style:family="paragraph" style:parent-style-name="Table_20_Contents">
      <style:text-properties officeooo:rsid="00239a78" officeooo:paragraph-rsid="00205d0a"/>
    </style:style>
    <style:style style:name="P9" style:family="paragraph" style:parent-style-name="Text_20_body">
      <style:text-properties officeooo:paragraph-rsid="001e12c5"/>
    </style:style>
    <style:style style:name="P10" style:family="paragraph" style:parent-style-name="Text_20_body">
      <style:text-properties officeooo:rsid="0024d778" officeooo:paragraph-rsid="0024d778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 style:list-style-name="">
      <style:text-properties officeooo:rsid="001e12c5" officeooo:paragraph-rsid="001e12c5"/>
    </style:style>
    <style:style style:name="P13" style:family="paragraph" style:parent-style-name="Heading_20_1">
      <style:paragraph-properties fo:break-before="page"/>
      <style:text-properties officeooo:rsid="001e12c5" officeooo:paragraph-rsid="001e12c5"/>
    </style:style>
    <style:style style:name="P14" style:family="paragraph" style:parent-style-name="Heading_20_2">
      <style:text-properties officeooo:rsid="002d1c11" officeooo:paragraph-rsid="002d1c11"/>
    </style:style>
    <style:style style:name="P15" style:family="paragraph" style:parent-style-name="Heading_20_2">
      <style:text-properties officeooo:rsid="002f039d" officeooo:paragraph-rsid="002f039d"/>
    </style:style>
    <style:style style:name="T1" style:family="text">
      <style:text-properties officeooo:rsid="002843ef"/>
    </style:style>
    <style:style style:name="T2" style:family="text">
      <style:text-properties officeooo:rsid="002ed6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13" text:outline-level="1">Documentation</text:h>
      <text:h text:style-name="P15" text:outline-level="2">Introduction</text:h>
      <text:h text:style-name="P14" text:outline-level="2">Change <text:span text:style-name="T2">log</text:span></text:h>
      <text:p text:style-name="P10">Website URL:<text:line-break/><text:a xlink:type="simple" xlink:href="http://tldnc.co.uk/2025-2026/td2s/233753/riget-zoo-adventures/" text:style-name="Internet_20_link" text:visited-style-name="Visited_20_Internet_20_Link">http://tldnc.co.uk/2025-2026/td2s/233753/<text:span text:style-name="T1">rolsa-technologies</text:span>/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hange made</text:p>
          </table:table-cell>
          <table:table-cell table:style-name="Table1.A1" office:value-type="string">
            <text:p text:style-name="P2">Reason for the change</text:p>
          </table:table-cell>
          <table:table-cell table:style-name="Table1.A1" office:value-type="string">
            <text:p text:style-name="P2">Pictures of changes (optional)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9:46:25.630737350</meta:creation-date>
    <meta:generator>LibreOffice/24.2.7.2$Linux_X86_64 LibreOffice_project/420$Build-2</meta:generator>
    <dc:date>2026-02-25T09:27:19.491920127</dc:date>
    <meta:editing-duration>PT59M9S</meta:editing-duration>
    <meta:editing-cycles>17</meta:editing-cycles>
    <meta:document-statistic meta:table-count="1" meta:image-count="0" meta:object-count="0" meta:page-count="2" meta:paragraph-count="8" meta:word-count="18" meta:character-count="171" meta:non-whitespace-character-count="161"/>
  </office:meta>
</office:document-meta>
</file>